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2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864cm"/>
    </style:style>
    <style:style style:name="gr6" style:family="graphic" style:parent-style-name="standard">
      <style:graphic-properties draw:fill-color="#00cc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011cm" fo:min-width="2.92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aecf00"/>
      <style:paragraph-properties fo:text-align="center"/>
      <style:text-properties fo:font-size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="none" draw:fill-color="#ffff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>
      <loext:graphic-properties draw:fill-color="#00cc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286cm" svg:height="2.159cm" svg:x="6.331cm" svg:y="6.985cm">
          <text:p text:style-name="P1"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-</text:span><text:span text:style-name="T1">s</text:span><text:span text:style-name="T1">a</text:span><text:span text:style-name="T1">f</text:span><text:span text:style-name="T1">e</text:span><text:span text:style-name="T1"> </text:span><text:span text:style-name="T1">l</text:span><text:span text:style-name="T1">a</text:span><text:span text:style-name="T1">n</text:span><text:span text:style-name="T1">g</text:span><text:span text:style-name="T1">-</text:span><text:span text:style-name="T1">u</text:span><text:span text:style-name="T1">a</text:span><text:span text:style-name="T1">g</text:span><text:span text:style-name="T1">e</text:span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9" draw:id="id9" draw:layer="layout" svg:width="9.017cm" svg:height="2.143cm" svg:x="2.753cm" svg:y="0.797cm">
          <text:p text:style-name="P1"><text:span text:style-name="T1">Security implemented by software life cycle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54cm" svg:height="1.397cm" svg:x="3.429cm" svg:y="5.207cm">
          <text:p text:style-name="P1"><text:span text:style-name="T1">Security </text:span><text:span text:style-name="T1">in </text:span><text:span text:style-name="T1">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191cm" svg:height="2.413cm" svg:x="1.397cm" svg:y="12.573cm">
          <text:p text:style-name="P1"><text:span text:style-name="T1">Secure design principles applied, including all S&amp;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191cm" svg:height="1.524cm" svg:x="4.445cm" svg:y="9.779cm">
          <text:p text:style-name="P1"><text:span text:style-name="T1">Availability through sca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302cm" svg:height="1.905cm" svg:x="9.906cm" svg:y="11.43cm">
          <text:p text:style-name="P1"><text:span text:style-name="T1">Security in integration &amp; ver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393cm" svg:height="0.966cm" svg:x="12.609cm" svg:y="5.08cm">
          <text:p text:style-name="P1"><text:span text:style-name="T1">Security in mainten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3.175cm" svg:height="1.778cm" svg:x="11.43cm" svg:y="8.89cm">
          <text:p text:style-name="P1"><text:span text:style-name="T1">Security in transition &amp; ope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4.699cm" svg:y1="5.207cm" svg:x2="6.61cm" svg:y2="5.005cm" draw:start-shape="id1" draw:start-glue-point="0" draw:end-shape="id2" draw:end-glue-point="7" svg:d="M4699 5207l1911-202" svg:viewBox="0 0 1912 203">
          <text:p/>
        </draw:connector>
        <draw:connector draw:style-name="gr3" draw:text-style-name="P4" draw:layer="layout" draw:type="line" svg:x1="11.557cm" svg:y1="11.43cm" svg:x2="9.081cm" svg:y2="5.318cm" draw:start-shape="id3" draw:start-glue-point="0" draw:end-shape="id2" draw:end-glue-point="8" svg:d="M11557 11430l-2476-6112" svg:viewBox="0 0 2477 6113">
          <text:p/>
        </draw:connector>
        <draw:connector draw:style-name="gr3" draw:text-style-name="P4" draw:layer="layout" draw:type="line" svg:x1="3.492cm" svg:y1="12.573cm" svg:x2="4.699cm" svg:y2="6.604cm" draw:start-shape="id4" draw:start-glue-point="0" draw:end-shape="id1" draw:end-glue-point="2" svg:d="M3492 12573l1207-5969" svg:viewBox="0 0 1208 5970">
          <text:p/>
        </draw:connector>
        <draw:connector draw:style-name="gr3" draw:text-style-name="P4" draw:layer="layout" draw:type="line" svg:x1="6.54cm" svg:y1="9.779cm" svg:x2="4.699cm" svg:y2="6.604cm" draw:start-shape="id5" draw:start-glue-point="0" draw:end-shape="id1" draw:end-glue-point="2" svg:d="M6540 9779l-1841-3175" svg:viewBox="0 0 1842 3176">
          <text:p/>
        </draw:connector>
        <draw:connector draw:style-name="gr3" draw:text-style-name="P4" draw:layer="layout" draw:type="line" svg:x1="7.474cm" svg:y1="6.985cm" svg:x2="4.699cm" svg:y2="6.604cm" draw:start-shape="id6" draw:start-glue-point="0" draw:end-shape="id1" draw:end-glue-point="2" svg:d="M7474 6985l-2775-381" svg:viewBox="0 0 2776 382">
          <text:p/>
        </draw:connector>
        <draw:connector draw:style-name="gr3" draw:text-style-name="P4" draw:layer="layout" draw:type="line" svg:x1="11.43cm" svg:y1="9.779cm" svg:x2="9.081cm" svg:y2="5.318cm" draw:start-shape="id7" draw:end-shape="id2" draw:end-glue-point="8" svg:d="M11430 9779l-2349-4461" svg:viewBox="0 0 2350 4462">
          <text:p/>
        </draw:connector>
        <draw:connector draw:style-name="gr3" draw:text-style-name="P4" draw:layer="layout" draw:type="line" svg:x1="14.305cm" svg:y1="5.08cm" svg:x2="12.573cm" svg:y2="4.246cm" draw:start-shape="id8" draw:start-glue-point="0" draw:end-shape="id2" svg:d="M14305 5080l-1732-834" svg:viewBox="0 0 1733 835">
          <text:p/>
        </draw:connector>
        <draw:connector draw:style-name="gr3" draw:text-style-name="P4" draw:layer="layout" draw:type="line" svg:x1="17.296cm" svg:y1="3.746cm" svg:x2="10.45cm" svg:y2="2.627cm" draw:end-shape="id9" draw:end-glue-point="9" svg:d="M17296 3746l-6846-1119" svg:viewBox="0 0 6847 1120">
          <text:p/>
        </draw:connector>
        <draw:custom-shape draw:style-name="gr1" draw:text-style-name="P2" xml:id="id16" draw:id="id16" draw:layer="layout" svg:width="4.191cm" svg:height="2.159cm" svg:x="11.076cm" svg:y="6.377cm">
          <text:p text:style-name="P1"><text:span text:style-name="T1">Auto-detect vulnerabilities when they are publicly repo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271cm" svg:y1="13.962cm" svg:x2="9.081cm" svg:y2="5.318cm" draw:start-shape="id10" draw:start-glue-point="0" draw:end-shape="id2" draw:end-glue-point="8" svg:d="M9271 13962l-190-8644" svg:viewBox="0 0 191 8645">
          <text:p/>
        </draw:connector>
        <draw:custom-shape draw:style-name="gr1" draw:text-style-name="P2" xml:id="id11" draw:id="id11" draw:layer="layout" svg:width="2.54cm" svg:height="1.435cm" svg:x="16.985cm" svg:y="13.435cm">
          <text:p text:style-name="P1"><text:span text:style-name="T1">Style checking 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2.794cm" svg:height="1.905cm" svg:x="16.753cm" svg:y="15.07cm">
          <text:p text:style-name="P1"><text:span text:style-name="T1">Source code weakness analy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2.921cm" svg:height="2.54cm" svg:x="16.51cm" svg:y="20.32cm">
          <text:p text:style-name="P1"><text:span text:style-name="T1">Automated testing,</text:span></text:p>
          <text:p text:style-name="P1"><text:span text:style-name="T1">&gt;90%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6.985cm" svg:y1="14.152cm" svg:x2="11.557cm" svg:y2="13.335cm" draw:start-shape="id11" draw:start-glue-point="3" draw:end-shape="id3" draw:end-glue-point="2" svg:d="M16985 14152l-5428-817" svg:viewBox="0 0 5429 818">
          <text:p/>
        </draw:connector>
        <draw:connector draw:style-name="gr3" draw:text-style-name="P4" draw:layer="layout" draw:type="line" svg:x1="16.753cm" svg:y1="16.022cm" svg:x2="11.557cm" svg:y2="13.335cm" draw:start-shape="id12" draw:start-glue-point="3" draw:end-shape="id3" draw:end-glue-point="2" svg:d="M16753 16022l-5196-2687" svg:viewBox="0 0 5197 2688">
          <text:p/>
        </draw:connector>
        <draw:connector draw:style-name="gr3" draw:text-style-name="P4" draw:layer="layout" draw:type="line" svg:x1="16.51cm" svg:y1="21.59cm" svg:x2="11.557cm" svg:y2="13.335cm" draw:start-shape="id13" draw:start-glue-point="3" draw:end-shape="id3" draw:end-glue-point="2" svg:d="M16510 21590l-4953-8255" svg:viewBox="0 0 4954 8256">
          <text:p/>
        </draw:connector>
        <draw:custom-shape draw:style-name="gr1" draw:text-style-name="P2" xml:id="id14" draw:id="id14" draw:layer="layout" svg:width="2.54cm" svg:height="0.762cm" svg:x="16.699cm" svg:y="17.144cm">
          <text:p text:style-name="P1"><text:span text:style-name="T1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6.699cm" svg:y1="17.525cm" svg:x2="11.557cm" svg:y2="13.335cm" draw:start-shape="id14" draw:start-glue-point="3" draw:end-shape="id3" draw:end-glue-point="2" svg:d="M16699 17525l-5142-4190" svg:viewBox="0 0 5143 4191">
          <text:p/>
        </draw:connector>
        <draw:custom-shape draw:style-name="gr1" draw:text-style-name="P2" xml:id="id15" draw:id="id15" draw:layer="layout" svg:width="3.175cm" svg:height="1.905cm" svg:x="13.97cm" svg:y="0.943cm">
          <text:p text:style-name="P1"><text:span text:style-name="T1">Certifications &amp; contr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3.97cm" svg:y1="1.895cm" svg:x2="11.77cm" svg:y2="1.868cm" draw:start-shape="id15" draw:start-glue-point="3" draw:end-shape="id9" svg:d="M13970 1895l-2200-27" svg:viewBox="0 0 2201 28">
          <text:p/>
        </draw:connector>
        <draw:connector draw:style-name="gr3" draw:text-style-name="P4" draw:layer="layout" draw:type="line" svg:x1="13.171cm" svg:y1="6.377cm" svg:x2="14.305cm" svg:y2="6.046cm" draw:start-shape="id16" draw:start-glue-point="0" draw:end-shape="id8" draw:end-glue-point="2" svg:d="M13171 6377l1134-331" svg:viewBox="0 0 1135 332">
          <text:p/>
        </draw:connector>
        <draw:custom-shape draw:style-name="gr1" draw:text-style-name="P2" xml:id="id17" draw:id="id17" draw:layer="layout" svg:width="3.556cm" svg:height="1.397cm" svg:x="0.889cm" svg:y="2.794cm">
          <text:p text:style-name="P1"><text:span text:style-name="T1">Security in 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4.445cm" svg:y1="3.492cm" svg:x2="5.588cm" svg:y2="4.247cm" draw:start-shape="id17" draw:start-glue-point="1" draw:end-shape="id2" draw:end-glue-point="6" svg:d="M4445 3492l1143 755" svg:viewBox="0 0 1144 756">
          <text:p/>
        </draw:connector>
        <draw:frame draw:style-name="gr4" draw:text-style-name="P5" draw:layer="layout" svg:width="2.763cm" svg:height="0.649cm" svg:x="0.793cm" svg:y="4.177cm">
          <draw:text-box>
            <text:p><text:span text:style-name="T2">See first figure</text:span></text:p>
          </draw:text-box>
        </draw:frame>
        <draw:custom-shape draw:style-name="gr1" draw:text-style-name="P2" xml:id="id18" draw:id="id18" draw:layer="layout" svg:width="1.905cm" svg:height="1.016cm" svg:x="15.367cm" svg:y="8.636cm">
          <text:p text:style-name="P1"><text:span text:style-name="T1">Det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9" draw:id="id19" draw:layer="layout" svg:width="1.905cm" svg:height="1.905cm" svg:x="18.161cm" svg:y="8.763cm">
          <text:p text:style-name="P1"><text:span text:style-name="T1">Exter-nal</text:span></text:p>
          <text:p text:style-name="P1"><text:span text:style-name="T1">(monitor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0" draw:id="id20" draw:layer="layout" svg:width="2.694cm" svg:height="1.778cm" svg:x="15.875cm" svg:y="6.731cm">
          <text:p text:style-name="P1"><text:span text:style-name="T1">Recovery plan incl.</text:span></text:p>
          <text:p text:style-name="P1"><text:span text:style-name="T1">back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5.367cm" svg:y1="9.144cm" svg:x2="14.605cm" svg:y2="9.779cm" draw:start-shape="id18" draw:start-glue-point="3" draw:end-shape="id7" svg:d="M15367 9144l-762 635" svg:viewBox="0 0 763 636">
          <text:p/>
        </draw:connector>
        <draw:connector draw:style-name="gr3" draw:text-style-name="P4" draw:layer="layout" draw:type="line" svg:x1="18.161cm" svg:y1="9.715cm" svg:x2="17.272cm" svg:y2="9.144cm" draw:start-shape="id19" draw:start-glue-point="3" draw:end-shape="id18" draw:end-glue-point="1" svg:d="M18161 9715l-889-571" svg:viewBox="0 0 890 572">
          <text:p/>
        </draw:connector>
        <draw:connector draw:style-name="gr3" draw:text-style-name="P4" draw:layer="layout" draw:type="line" svg:x1="15.875cm" svg:y1="7.62cm" svg:x2="14.605cm" svg:y2="9.779cm" draw:start-shape="id20" draw:start-glue-point="3" draw:end-shape="id7" draw:end-glue-point="1" svg:d="M15875 7620l-1270 2159" svg:viewBox="0 0 1271 2160">
          <text:p/>
        </draw:connector>
        <draw:custom-shape draw:style-name="gr1" draw:text-style-name="P2" xml:id="id33" draw:id="id33" draw:layer="layout" svg:width="2.667cm" svg:height="2.032cm" svg:x="17.145cm" svg:y="11.041cm">
          <text:p text:style-name="P1"><text:span text:style-name="T1">Internal (logging/</text:span></text:p>
          <text:p text:style-name="P1"><text:span text:style-name="T1">anomaly detectio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2" draw:id="id32" draw:layer="layout" svg:width="2.54cm" svg:height="1.016cm" svg:x="13.462cm" svg:y="12.446cm">
          <text:p text:style-name="P1"><text:span text:style-name="T1">Onlin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5.811cm" svg:y1="10.541cm" svg:x2="14.605cm" svg:y2="9.779cm" draw:start-shape="id21" draw:start-glue-point="0" draw:end-shape="id7" draw:end-glue-point="1" svg:d="M15811 10541l-1206-762" svg:viewBox="0 0 1207 763">
          <text:p/>
        </draw:connector>
        <draw:custom-shape draw:style-name="gr1" draw:text-style-name="P2" xml:id="id22" draw:id="id22" draw:layer="layout" svg:width="2.921cm" svg:height="2.667cm" svg:x="0.762cm" svg:y="16.129cm">
          <text:p text:style-name="P1"><text:span text:style-name="T1">Economy of mecha-nism (simple desig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4" draw:id="id24" draw:layer="layout" svg:width="3.175cm" svg:height="1.524cm" svg:x="1.397cm" svg:y="21.59cm">
          <text:p text:style-name="P1"><text:span text:style-name="T1">Complete med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3.175cm" svg:height="1.524cm" svg:x="1.016cm" svg:y="19.558cm">
          <text:p text:style-name="P1"><text:span text:style-name="T1">Fail-safe defa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5" draw:id="id25" draw:layer="layout" svg:width="3.175cm" svg:height="1.524cm" svg:x="2.159cm" svg:y="23.749cm">
          <text:p text:style-name="P1"><text:span text:style-name="T1">Ope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3.175cm" svg:height="1.524cm" svg:x="5.842cm" svg:y="24.384cm">
          <text:p text:style-name="P1"><text:span text:style-name="T1">Separation of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8" draw:id="id28" draw:layer="layout" svg:width="3.175cm" svg:height="1.524cm" svg:x="11.176cm" svg:y="22.098cm">
          <text:p text:style-name="P1"><text:span text:style-name="T1">Least common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7" draw:id="id27" draw:layer="layout" svg:width="3.175cm" svg:height="1.651cm" svg:x="9.398cm" svg:y="24.13cm">
          <text:p text:style-name="P1"><text:span text:style-name="T1">Least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9" draw:id="id29" draw:layer="layout" svg:width="3.556cm" svg:height="1.524cm" svg:x="10.776cm" svg:y="20.066cm">
          <text:p text:style-name="P1"><text:span text:style-name="T1">Psychological accept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0" draw:id="id30" draw:layer="layout" svg:width="3.556cm" svg:height="1.524cm" svg:x="10.422cm" svg:y="18.415cm">
          <text:p text:style-name="P1"><text:span text:style-name="T1">Limited attack su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1" draw:id="id31" draw:layer="layout" svg:width="3.556cm" svg:height="1.905cm" svg:x="9.568cm" svg:y="16.256cm">
          <text:p text:style-name="P1"><text:span text:style-name="T1">Input validation with <text:s/>whiteli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2.222cm" svg:y1="16.129cm" svg:x2="3.492cm" svg:y2="14.986cm" draw:start-shape="id22" draw:start-glue-point="0" draw:end-shape="id4" draw:end-glue-point="2" svg:d="M2222 16129l1270-1143" svg:viewBox="0 0 1271 1144">
          <text:p/>
        </draw:connector>
        <draw:connector draw:style-name="gr3" draw:text-style-name="P4" draw:layer="layout" draw:type="line" svg:x1="4.191cm" svg:y1="20.32cm" svg:x2="3.492cm" svg:y2="14.986cm" draw:start-shape="id23" draw:start-glue-point="1" draw:end-shape="id4" draw:end-glue-point="2" svg:d="M4191 20320l-699-5334" svg:viewBox="0 0 700 5335">
          <text:p/>
        </draw:connector>
        <draw:connector draw:style-name="gr3" draw:text-style-name="P4" draw:layer="layout" draw:type="line" svg:x1="4.572cm" svg:y1="22.352cm" svg:x2="3.492cm" svg:y2="14.986cm" draw:start-shape="id24" draw:start-glue-point="1" draw:end-shape="id4" draw:end-glue-point="2" svg:d="M4572 22352l-1080-7366" svg:viewBox="0 0 1081 7367">
          <text:p/>
        </draw:connector>
        <draw:connector draw:style-name="gr3" draw:text-style-name="P4" draw:layer="layout" draw:type="line" svg:x1="5.334cm" svg:y1="24.511cm" svg:x2="3.492cm" svg:y2="14.986cm" draw:start-shape="id25" draw:start-glue-point="1" draw:end-shape="id4" draw:end-glue-point="2" svg:d="M5334 24511l-1842-9525" svg:viewBox="0 0 1843 9526">
          <text:p/>
        </draw:connector>
        <draw:connector draw:style-name="gr3" draw:text-style-name="P4" draw:layer="layout" draw:type="line" svg:x1="7.429cm" svg:y1="24.384cm" svg:x2="3.492cm" svg:y2="14.986cm" draw:start-shape="id26" draw:start-glue-point="0" draw:end-shape="id4" draw:end-glue-point="2" svg:d="M7429 24384l-3937-9398" svg:viewBox="0 0 3938 9399">
          <text:p/>
        </draw:connector>
        <draw:connector draw:style-name="gr3" draw:text-style-name="P4" draw:layer="layout" draw:type="line" svg:x1="10.985cm" svg:y1="24.13cm" svg:x2="3.492cm" svg:y2="14.986cm" draw:start-shape="id27" draw:start-glue-point="0" draw:end-shape="id4" draw:end-glue-point="2" svg:d="M10985 24130l-7493-9144" svg:viewBox="0 0 7494 9145">
          <text:p/>
        </draw:connector>
        <draw:connector draw:style-name="gr3" draw:text-style-name="P4" draw:layer="layout" draw:type="line" svg:x1="11.176cm" svg:y1="22.86cm" svg:x2="3.492cm" svg:y2="14.986cm" draw:start-shape="id28" draw:start-glue-point="3" draw:end-shape="id4" draw:end-glue-point="2" svg:d="M11176 22860l-7684-7874" svg:viewBox="0 0 7685 7875">
          <text:p/>
        </draw:connector>
        <draw:connector draw:style-name="gr3" draw:text-style-name="P4" draw:layer="layout" draw:type="line" svg:x1="10.776cm" svg:y1="20.828cm" svg:x2="3.492cm" svg:y2="14.986cm" draw:start-shape="id29" draw:start-glue-point="3" draw:end-shape="id4" draw:end-glue-point="2" svg:d="M10776 20828l-7284-5842" svg:viewBox="0 0 7285 5843">
          <text:p/>
        </draw:connector>
        <draw:connector draw:style-name="gr3" draw:text-style-name="P4" draw:layer="layout" draw:type="line" svg:x1="10.422cm" svg:y1="19.177cm" svg:x2="3.492cm" svg:y2="14.986cm" draw:start-shape="id30" draw:start-glue-point="3" draw:end-shape="id4" draw:end-glue-point="2" svg:d="M10422 19177l-6930-4191" svg:viewBox="0 0 6931 4192">
          <text:p/>
        </draw:connector>
        <draw:connector draw:style-name="gr3" draw:text-style-name="P4" draw:layer="layout" draw:type="line" svg:x1="9.568cm" svg:y1="17.208cm" svg:x2="3.492cm" svg:y2="14.986cm" draw:start-shape="id31" draw:start-glue-point="3" draw:end-shape="id4" draw:end-glue-point="2" svg:d="M9568 17208l-6076-2222" svg:viewBox="0 0 6077 2223">
          <text:p/>
        </draw:connector>
        <draw:frame draw:style-name="gr5" draw:text-style-name="P6" draw:layer="layout" svg:width="3.364cm" svg:height="0.729cm" svg:x="8.917cm" svg:y="15.367cm">
          <draw:text-box>
            <text:p><text:span text:style-name="T3">See next figure</text:span></text:p>
          </draw:text-box>
        </draw:frame>
        <draw:custom-shape draw:style-name="gr1" draw:text-style-name="P2" xml:id="id21" draw:id="id21" draw:layer="layout" svg:width="2.413cm" svg:height="1.651cm" svg:x="14.605cm" svg:y="10.541cm">
          <text:p text:style-name="P1"><text:span text:style-name="T1">Deploy-ment provi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4.732cm" svg:y1="12.446cm" svg:x2="13.017cm" svg:y2="10.668cm" draw:start-shape="id32" draw:start-glue-point="0" draw:end-shape="id7" draw:end-glue-point="2" svg:d="M14732 12446l-1715-1778" svg:viewBox="0 0 1716 1779">
          <text:p/>
        </draw:connector>
        <draw:connector draw:style-name="gr3" draw:text-style-name="P4" draw:layer="layout" draw:type="line" svg:x1="18.478cm" svg:y1="11.041cm" svg:x2="16.319cm" svg:y2="9.652cm" draw:start-shape="id33" draw:start-glue-point="0" draw:end-shape="id18" draw:end-glue-point="2" svg:d="M18478 11041l-2159-1389" svg:viewBox="0 0 2160 1390">
          <text:p/>
        </draw:connector>
        <draw:custom-shape draw:style-name="gr1" draw:text-style-name="P2" xml:id="id34" draw:id="id34" draw:layer="layout" svg:width="2.54cm" svg:height="2.286cm" svg:x="0.635cm" svg:y="6.223cm">
          <text:p text:style-name="P1"><text:span text:style-name="T1">STRIDE threat model analyz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3.175cm" svg:y1="7.366cm" svg:x2="4.699cm" svg:y2="6.604cm" draw:start-shape="id34" draw:start-glue-point="1" draw:end-shape="id1" draw:end-glue-point="2" svg:d="M3175 7366l1524-762" svg:viewBox="0 0 1525 763">
          <text:p/>
        </draw:connector>
        <draw:custom-shape draw:style-name="gr1" draw:text-style-name="P2" xml:id="id35" draw:id="id35" draw:layer="layout" svg:width="2.413cm" svg:height="1.27cm" svg:x="16.764cm" svg:y="18.415cm">
          <text:p text:style-name="P1"><text:span text:style-name="T1">Negative</text:span></text:p>
          <text:p text:style-name="P1"><text:span text:style-name="T1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6.764cm" svg:y1="19.05cm" svg:x2="11.557cm" svg:y2="13.335cm" draw:start-shape="id35" draw:start-glue-point="3" draw:end-shape="id3" draw:end-glue-point="2" svg:d="M16764 19050l-5207-5715" svg:viewBox="0 0 5208 5716">
          <text:p/>
        </draw:connector>
        <draw:custom-shape draw:style-name="gr6" draw:text-style-name="P7" xml:id="id36" draw:id="id36" draw:layer="layout" svg:width="2.159cm" svg:height="1.905cm" svg:x="16.918cm" svg:y="23.876cm">
          <text:p text:style-name="P1"><text:span text:style-name="T1">Statement</text:span><text:span text:style-name="T1"><text:line-break/></text:span><text:span text:style-name="T1">Coverage</text:span></text:p>
          <text:p text:style-name="P1"><text:span text:style-name="T1">100%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7.997cm" svg:y1="23.876cm" svg:x2="17.97cm" svg:y2="22.86cm" draw:start-shape="id36" draw:start-glue-point="0" draw:end-shape="id13" draw:end-glue-point="2" svg:d="M17997 23876l-27-1016" svg:viewBox="0 0 28 1017">
          <text:p/>
        </draw:connector>
        <draw:custom-shape draw:style-name="gr6" draw:text-style-name="P7" xml:id="id37" draw:id="id37" draw:layer="layout" svg:width="2.159cm" svg:height="1.905cm" svg:x="17.78cm" svg:y="0.889cm">
          <text:p text:style-name="P1"><text:span text:style-name="T1">CII Best</text:span><text:span text:style-name="T1"><text:line-break/></text:span><text:span text:style-name="T1">Practices</text:span></text:p>
          <text:p text:style-name="P1"><text:span text:style-name="T1">Badg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7.78cm" svg:y1="1.841cm" svg:x2="17.145cm" svg:y2="1.895cm" draw:start-shape="id37" draw:start-glue-point="3" draw:end-shape="id15" svg:d="M17780 1841l-635 54" svg:viewBox="0 0 636 55">
          <text:p/>
        </draw:connector>
        <draw:custom-shape draw:style-name="gr2" draw:text-style-name="P3" xml:id="id2" draw:id="id2" draw:layer="layout" svg:width="6.985cm" svg:height="2.143cm" svg:x="5.588cm" svg:y="3.175cm">
          <text:p text:style-name="P1"><text:span text:style-name="T1">Security implemented by software life cycle technical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9.081cm" svg:y1="3.175cm" svg:x2="7.262cm" svg:y2="2.94cm" draw:start-shape="id2" draw:start-glue-point="4" draw:end-shape="id9" draw:end-glue-point="8" svg:d="M9081 3175l-1819-235" svg:viewBox="0 0 1820 236">
          <text:p/>
        </draw:connector>
        <draw:custom-shape draw:style-name="gr2" draw:text-style-name="P3" draw:layer="layout" svg:width="5.969cm" svg:height="1.905cm" svg:x="13.462cm" svg:y="3.002cm">
          <text:p text:style-name="P1"><text:span text:style-name="T1">Security implemented by other life cycle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2.159cm" svg:height="1.651cm" svg:x="0.889cm" svg:y="9.525cm">
          <text:p text:style-name="P1"><text:span text:style-name="T1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3.048cm" svg:y1="10.35cm" svg:x2="4.728cm" svg:y2="6.605cm" draw:start-shape="id38" draw:start-glue-point="1" svg:d="M3048 10350l1680-3745" svg:viewBox="0 0 1681 3746">
          <text:p/>
        </draw:connector>
        <draw:custom-shape draw:style-name="gr1" draw:text-style-name="P2" xml:id="id39" draw:id="id39" draw:layer="layout" svg:width="3.302cm" svg:height="1.143cm" svg:x="16.764cm" svg:y="5.207cm">
          <text:p text:style-name="P1"><text:span text:style-name="T1">Rapid upd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6.764cm" svg:y1="5.778cm" svg:x2="16.002cm" svg:y2="5.563cm" draw:start-shape="id39" draw:start-glue-point="3" draw:end-shape="id8" svg:d="M16764 5778l-762-215" svg:viewBox="0 0 763 216">
          <text:p/>
        </draw:connector>
        <draw:custom-shape draw:style-name="gr7" draw:text-style-name="P2" xml:id="id10" draw:id="id10" draw:layer="layout" svg:width="3.556cm" svg:height="1.397cm" svg:x="7.493cm" svg:y="13.962cm">
          <text:p text:style-name="P1"><text:span text:style-name="T1">Security in imple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8-07-25T12:21:23.053848153</dc:date>
    <meta:editing-duration>PT9H47S</meta:editing-duration>
    <meta:editing-cycles>53</meta:editing-cycles>
    <meta:generator>LibreOffice/5.1.6.2$Linux_X86_64 LibreOffice_project/10m0$Build-2</meta:generator>
    <meta:document-statistic meta:object-count="81"/>
  </office:meta>
</office:document-meta>
</file>